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3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7" style:parent-style-name="문항">
      <style:paragraph-properties fo:text-align="justify" fo:text-indent="-15.85pt" fo:margin-left="15.85pt" fo:margin-right="0pt" fo:margin-top="0pt" fo:margin-bottom="0pt" fo:line-height="160%"/>
    </style:style>
    <style:style style:family="paragraph" style:class="text" style:name="Paragraph-3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3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4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49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5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5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5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5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5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5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2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63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64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65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66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68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paragraph" style:class="text" style:name="Paragraph-69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paragraph" style:class="text" style:name="Paragraph-70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paragraph" style:class="text" style:name="Paragraph-71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73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7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5" style:parent-style-name="보기">
      <style:paragraph-properties fo:text-align="justify" fo:text-indent="-21.63pt" fo:margin-left="33.63pt" fo:margin-right="0pt" fo:margin-top="0pt" fo:margin-bottom="0pt" fo:line-height="160%"/>
    </style:style>
    <style:style style:family="paragraph" style:class="text" style:name="Paragraph-76" style:parent-style-name="보기">
      <style:paragraph-properties fo:text-align="justify" fo:text-indent="-22.19pt" fo:margin-left="34.19pt" fo:margin-right="0pt" fo:margin-top="0pt" fo:margin-bottom="0pt" fo:line-height="160%"/>
    </style:style>
    <style:style style:family="paragraph" style:class="text" style:name="Paragraph-77" style:parent-style-name="보기">
      <style:paragraph-properties fo:text-align="justify" fo:text-indent="-21.85pt" fo:margin-left="33.85pt" fo:margin-right="0pt" fo:margin-top="0pt" fo:margin-bottom="0pt" fo:line-height="160%"/>
    </style:style>
    <style:style style:family="paragraph" style:class="text" style:name="Paragraph-7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9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8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5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8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9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7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9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3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0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5" style:parent-style-name="보기">
      <style:paragraph-properties fo:text-align="justify" fo:text-indent="-21.98pt" fo:margin-left="33.98pt" fo:margin-right="0pt" fo:margin-top="0pt" fo:margin-bottom="0pt" fo:line-height="160%"/>
    </style:style>
    <style:style style:family="paragraph" style:class="text" style:name="Paragraph-106" style:parent-style-name="보기">
      <style:paragraph-properties fo:text-align="justify" fo:text-indent="-22.08pt" fo:margin-left="34.08pt" fo:margin-right="0pt" fo:margin-top="0pt" fo:margin-bottom="0pt" fo:line-height="160%"/>
    </style:style>
    <style:style style:family="paragraph" style:class="text" style:name="Paragraph-107" style:parent-style-name="보기">
      <style:paragraph-properties fo:text-align="justify" fo:text-indent="-21.47pt" fo:margin-left="33.47pt" fo:margin-right="0pt" fo:margin-top="0pt" fo:margin-bottom="0pt" fo:line-height="160%"/>
    </style:style>
    <style:style style:family="paragraph" style:class="text" style:name="Paragraph-108" style:parent-style-name="보기">
      <style:paragraph-properties fo:text-align="justify" fo:text-indent="-21.47pt" fo:margin-left="33.47pt" fo:margin-right="0pt" fo:margin-top="0pt" fo:margin-bottom="0pt" fo:line-height="160%"/>
    </style:style>
    <style:style style:family="paragraph" style:class="text" style:name="Paragraph-109" style:parent-style-name="문항">
      <style:paragraph-properties fo:text-align="justify" fo:text-indent="-21.47pt" fo:margin-left="21.47pt" fo:margin-right="0pt" fo:margin-top="0pt" fo:margin-bottom="0pt" fo:line-height="160%"/>
    </style:style>
    <style:style style:family="paragraph" style:class="text" style:name="Paragraph-11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5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1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2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7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2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0-2-2">
      <style:text-properties style:font-name="HY신명조" style:font-name-asian="HY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37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3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3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3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46" style:parent-style-name="보기">
      <style:paragraph-properties fo:text-align="justify" fo:text-indent="-22.83pt" fo:margin-left="34.83pt" fo:margin-right="0pt" fo:margin-top="0pt" fo:margin-bottom="0pt" fo:line-height="160%"/>
    </style:style>
    <style:style style:family="paragraph" style:class="text" style:name="Paragraph-14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49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5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50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50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5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54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5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7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57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5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59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6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60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6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3" style:parent-style-name="바탕글">
      <style:paragraph-properties fo:text-align="justify" fo:text-indent="-17.6pt" fo:margin-left="17.6pt" fo:margin-right="0pt" fo:margin-top="0pt" fo:margin-bottom="0pt" fo:line-height="165%"/>
    </style:style>
    <style:style style:family="text" style:name="p163-4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3-4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63-4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5" style:parent-style-name="바탕글">
      <style:paragraph-properties fo:text-align="justify" fo:text-indent="-17.6pt" fo:margin-left="17.6pt" fo:margin-right="0pt" fo:margin-top="0pt" fo:margin-bottom="0pt" fo:line-height="165%"/>
    </style:style>
    <style:style style:family="paragraph" style:class="text" style:name="Paragraph-16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6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6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6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69-1-2">
      <style:text-properties style:font-name="Asia태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70-1-2">
      <style:text-properties style:font-name="Asia태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7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5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7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7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7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8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82-1-2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82-2-1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82-2-2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82-2-3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8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83-1-2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8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84-1-2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8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85-1-2">
      <style:text-properties style:font-name="Asia태고딕" style:font-name-asian="휴먼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text" style:name="p186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8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89" style:parent-style-name="문항">
      <style:paragraph-properties fo:text-align="justify" fo:text-indent="-18pt" fo:margin-left="18pt" fo:margin-right="0pt" fo:margin-top="0pt" fo:margin-bottom="0pt" fo:line-height="160%"/>
    </style:style>
    <style:style style:family="text" style:name="p189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90" style:parent-style-name="보기">
      <style:paragraph-properties fo:text-align="justify" fo:text-indent="-18pt" fo:margin-left="30pt" fo:margin-right="0pt" fo:margin-top="0pt" fo:margin-bottom="0pt" fo:line-height="160%"/>
    </style:style>
    <style:style style:family="paragraph" style:class="text" style:name="Paragraph-19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9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192-4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9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9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9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9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9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0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0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1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1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2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1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1" style:parent-style-name="보기">
      <style:paragraph-properties fo:text-align="justify" fo:text-indent="-21.85pt" fo:margin-left="33.85pt" fo:margin-right="0pt" fo:margin-top="0pt" fo:margin-bottom="0pt" fo:line-height="160%"/>
    </style:style>
    <style:style style:family="paragraph" style:class="text" style:name="Paragraph-222" style:parent-style-name="보기">
      <style:paragraph-properties fo:text-align="justify" fo:text-indent="-23.47pt" fo:margin-left="35.47pt" fo:margin-right="0pt" fo:margin-top="0pt" fo:margin-bottom="0pt" fo:line-height="160%"/>
    </style:style>
    <style:style style:family="paragraph" style:class="text" style:name="Paragraph-22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2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2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2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1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3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3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3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4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4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4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5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25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5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5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6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26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5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6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6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6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7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7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7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7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7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7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79" style:parent-style-name="보기">
      <style:paragraph-properties fo:text-align="justify" fo:text-indent="-21.95pt" fo:margin-left="33.95pt" fo:margin-right="0pt" fo:margin-top="0pt" fo:margin-bottom="0pt" fo:line-height="160%"/>
    </style:style>
    <style:style style:family="paragraph" style:class="text" style:name="Paragraph-28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2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1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8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8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9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29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9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9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298" style:parent-style-name="보기">
      <style:paragraph-properties fo:text-align="justify" fo:text-indent="-21.95pt" fo:margin-left="33.95pt" fo:margin-right="0pt" fo:margin-top="0pt" fo:margin-bottom="0pt" fo:line-height="160%"/>
    </style:style>
    <style:style style:family="paragraph" style:class="text" style:name="Paragraph-29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302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30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30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09" style:parent-style-name="보기">
      <style:paragraph-properties fo:text-align="justify" fo:text-indent="-21.76pt" fo:margin-left="33.76pt" fo:margin-right="0pt" fo:margin-top="0pt" fo:margin-bottom="0pt" fo:line-height="160%"/>
    </style:style>
    <style:style style:family="paragraph" style:class="text" style:name="Paragraph-310" style:parent-style-name="보기">
      <style:paragraph-properties fo:text-align="justify" fo:text-indent="-21.95pt" fo:margin-left="33.95pt" fo:margin-right="0pt" fo:margin-top="0pt" fo:margin-bottom="0pt" fo:line-height="160%"/>
    </style:style>
    <style:style style:family="paragraph" style:class="text" style:name="Paragraph-31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1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text" style:name="p312-1-2">
      <style:text-properties style:font-name="Asia태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1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1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3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2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2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32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2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2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2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2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30" style:parent-style-name="바탕글">
      <style:paragraph-properties fo:text-align="justify" fo:text-indent="-17.6pt" fo:margin-left="17.6pt" fo:margin-right="0pt" fo:margin-top="0pt" fo:margin-bottom="0pt" fo:line-height="165%"/>
    </style:style>
    <style:style style:family="text" style:name="p330-1-1">
      <style:text-properties style:font-name="Asia태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2-1">
      <style:text-properties style:font-name="Asia태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336" style:parent-style-name="바탕글">
      <style:paragraph-properties fo:text-align="left" fo:text-indent="0pt" fo:margin-left="0pt" fo:margin-right="0pt" fo:margin-top="0pt" fo:margin-bottom="0pt" fo:line-height="140%" fo:break-before="page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5%"/>
    </style:style>
    <style:style style:family="text" style:name="p337-1-1">
      <style:text-properties style:font-name="한양신명조" style:font-name-asian="휴먼명조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8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33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4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4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4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5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5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6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7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8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9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06" style:parent-style-name="바탕글">
      <style:paragraph-properties fo:text-align="left" fo:text-indent="0pt" fo:margin-left="0pt" fo:margin-right="0pt" fo:margin-top="0pt" fo:margin-bottom="0pt" fo:line-height="160%"/>
    </style:style>
    <style:style style:name="Table-1" style:family="table">
      <style:table-properties style:width="178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ext:p text:style-name="Paragraph-2"><text:span text:style-name="p2-1-1">도  시  철  도  법</text:span></text:p>
      <text:p text:style-name="Paragraph-3"/>
      <text:p text:style-name="문항"><text:span>1. 도시철도법의 적용범위중 다른 것은?(제2조)</text:span></text:p>
      <text:p text:style-name="보기"><text:span>가. 국가가 이 법에 의해 건설ㆍ운영하는 도시철도</text:span></text:p>
      <text:p text:style-name="Paragraph-6"><text:span>나. 도시철도사업의 면허를 받은 지방자치단체, 도시철도사업을 위하여</text:span><text:span>「</text:span><text:span>지방공기업법</text:span><text:span>」</text:span><text:span>에 </text:span><text:span>따라 설립된 지방공사 또는 다른 법인이 이 법에 의하여 건설ㆍ운영하는 도시철도</text:span></text:p>
      <text:p text:style-name="Paragraph-7"><text:span>다. 국가 또는 지방자치단체로부터 도시철도의 건설과 운영의 위탁을 받은 법인이 건설ㆍ</text:span><text:span>운영하는 도시철도</text:span></text:p>
      <text:p text:style-name="Paragraph-8"><text:span>라. 사업계획의 승인을 얻은 자가 그 도시철도사업을 위하여 건설하는 선로가 일반교통 </text:span><text:span>용이 아닌 경우에는 이 법을 적용하지 않는다.</text:span></text:p>
      <text:p text:style-name="Paragraph-9"/>
      <text:p text:style-name="Paragraph-10"><text:span>2. “</text:span><text:span>도시철도시설</text:span><text:span>”</text:span><text:span>이 아닌 것은?(제3조3호)</text:span></text:p>
      <text:p text:style-name="Paragraph-11"><text:span>가. 도시철도의 선로, 역사 및 역무시설(물류시설ㆍ환승시설 및 편의시설 등을 포함한다)</text:span></text:p>
      <text:p text:style-name="Paragraph-12"><text:span>나. 도시철도 기술의 개발ㆍ시험 및 연구를 위한 시설</text:span></text:p>
      <text:p text:style-name="Paragraph-13"><text:span>다. 도시철도의 정차장 주변 역세권의 주차장 용지</text:span></text:p>
      <text:p text:style-name="Paragraph-14"><text:span>라. 도시철도 경영연수 및 철도전문인력의 양성을 위한 교육훈련시설</text:span></text:p>
      <text:p text:style-name="Paragraph-15"/>
      <text:p text:style-name="Paragraph-16"><text:span>3. 도시철도 사업이 아닌 것은?(제3조4호)</text:span></text:p>
      <text:p text:style-name="Paragraph-17"><text:span>가. 도시철도시설의 건설</text:span></text:p>
      <text:p text:style-name="Paragraph-18"><text:span>나. 도시철도시설을 이용한 여객 및 화물 운송</text:span></text:p>
      <text:p text:style-name="Paragraph-19"><text:span>다. 도시철도차량의 정비 교육훈련</text:span></text:p>
      <text:p text:style-name="Paragraph-20"><text:span>라. 도시철도시설</text:span><text:span>․</text:span><text:span>도시철도차량</text:span><text:span>․</text:span><text:span>도시철도부지 등을 활용한 부대사업개발 및 서비스</text:span></text:p>
      <text:p text:style-name="Paragraph-21"/>
      <text:p text:style-name="Paragraph-22"><text:span>4. 도시철도의 건설ㆍ운영 기본계획에 포함되는 내용이 아닌 것은?(제3조의2 2항)</text:span></text:p>
      <text:p text:style-name="Paragraph-23"><text:span>가. 개락적인 건설비와 단기자금 운용계획</text:span></text:p>
      <text:p text:style-name="Paragraph-24"><text:span>나. 노선명, 노선연장, 기ㆍ종점, 정차장 위치, 차량기지등 개략적인 노선망</text:span></text:p>
      <text:p text:style-name="Paragraph-25"><text:span>다. 건설기간 및 지방자치단체의 재원분담비율을 포함한 자금조달방안</text:span></text:p>
      <text:p text:style-name="Paragraph-26"><text:span>라. 해당 도시교통권역의 특성ㆍ교통상황 및 장래의 교통수요 예측</text:span></text:p>
      <text:p text:style-name="Paragraph-27"/>
      <text:p text:style-name="Paragraph-28"><text:span>4-1. 국토해양부장관이 기본계획 사항 중 고시하는 사항이 아닌 것은?(제3조의2 3항)</text:span></text:p>
      <text:p text:style-name="Paragraph-29"><text:span>가. 노선명      나. 노선연장      다. 기점</text:span><text:span>․</text:span><text:span>종점       라. 노선의 단축</text:span></text:p>
      <text:p text:style-name="Paragraph-30"/>
      <text:p text:style-name="Paragraph-31"><text:span>5. 사업면허에 관한 사항중 다른 것은?(제4조)</text:span></text:p>
      <text:p text:style-name="Paragraph-32"><text:span>가. 도시철도사업을 하고자 하는 자는 국토해양부령이 정하는 바에 의해 국토해양부 장관</text:span><text:span>의 면허를 받아야 한다.</text:span></text:p>
      <text:p text:style-name="Paragraph-33"><text:span>나. 도시철도사업의 면허를 줄 때에는 도시교통의 원활화와 이용자의 안전 및 편의증진을 </text:span><text:span>위하여 필요한 조건을 붙일 수 있다.</text:span></text:p>
      <text:p text:style-name="Paragraph-34"><text:span>다. 면허를 받은 자가 도시철도사업을 양도 또는 합병하고자 할 때에는 미리 국토해양부</text:span><text:span>장관에게 신고하여야 한다.</text:span></text:p>
      <text:p text:style-name="Paragraph-35"><text:span>라. 면허를 받은 자가 도시철도사업을 휴지 또는 폐지하고자 할 때에는 미리 국토 해양부</text:span><text:span>장관의 허가를 받아야 한다.</text:span></text:p>
      <text:p text:style-name="Paragraph-36"/>
      <text:p text:style-name="Paragraph-37"><text:span>6. 국토해양부장관은 도시철도면허를 주려는 경우에는 당해 사업이 적합한지의 여부를 심사</text:span><text:span>하여야 한다. 아닌 것은?(제4조의2)</text:span></text:p>
      <text:p text:style-name="Paragraph-38"><text:span>가. 당해 사업이 도시교통의 수송수요에 적합할 것</text:span></text:p>
      <text:p text:style-name="보기"><text:span>나. 신청자가 당해 사업을 수행할 수 있는 능력을 가질 것</text:span></text:p>
      <text:p text:style-name="보기"><text:span>다. 당해 사업이 경제적 타당성을 가질 것</text:span></text:p>
      <text:p text:style-name="Paragraph-41"><text:span>라. 당해사업이 도시교통의 발전이 있을 것</text:span></text:p>
      <text:p text:style-name="Paragraph-42"/>
      <text:p text:style-name="Paragraph-43"><text:span>7. 도시철도사업계획의 승인등에 관한 사항중 틀린 것은?(제4조의3)</text:span></text:p>
      <text:p text:style-name="Paragraph-44"><text:span>가. 도시철도사업의 면허를 받은 자가 기본계획 또는 노선별 기본계획의 범위안에서 도시</text:span><text:span>철도를 건설</text:span><text:span>․</text:span><text:span>운영하고자 할 때에는 대통령령이 정하는 바에 의하여 도시철도사업계</text:span><text:span>획을 수립하여 국토해양부장관의 승인을 얻어야 한다.</text:span></text:p>
      <text:p text:style-name="Paragraph-45"><text:span>나. 사업계획의 승인을 신청할 때에는 미리 그 뜻을 공고하고 관계서류의 사본을 20일이</text:span><text:span>상 일반에게 공람시켜야 한다.</text:span></text:p>
      <text:p text:style-name="Paragraph-46"><text:span>다. 국토해양부장관은 사업계획을 승인함에 있어 첨부된 의견이 타당하다고 인정할 때에</text:span><text:span>는 이를 반영하여야 한다.</text:span></text:p>
      <text:p text:style-name="Paragraph-47"><text:span>라. 국토해양부장관은 사업계획을 승인한 때에는 이를 문서로 지시하여야 한다.</text:span></text:p>
      <text:p text:style-name="Paragraph-48"/>
      <text:p text:style-name="Paragraph-49"><text:span>8. 다음 사항 중 틀린 것은?(제4조의6, 시행령 제5조, 시행령 제5조2)</text:span></text:p>
      <text:p text:style-name="Paragraph-50"><text:span>가. 타인 토지의 지하부분 사용에 대하여 보상할 대상은 도시철도 시설물의 설치 또는 보</text:span><text:span>호를 위하여 사용되는 토지의 지하부분으로 한다.</text:span></text:p>
      <text:p text:style-name="Paragraph-51"><text:span>나. </text:span><text:span text:style-name="p51-1-2">도시철도건설자는 토지의 지하부분 사용에 따른 보상을 할 때에는 토지소유자 모두에게</text:span><text:span> </text:span><text:span>일시불로 보상금을 지급하여야 한다</text:span><text:span text:style-name="p51-2-2">.</text:span><text:span> </text:span></text:p>
      <text:p text:style-name="Paragraph-52"><text:span>다. 도시철도의 건설을 위하여 타인 토지의 지하부분을 사용하고자 할 때에는 당해 토지</text:span><text:span>의 이용가치, 지하의 깊이 및 토지이용이 방해되는 정도 등을 참작하여 보상한다.</text:span></text:p>
      <text:p text:style-name="Paragraph-53"><text:span>라. 지하부분의 보상의 대상</text:span><text:span>․</text:span><text:span>기준 및 방법에 관한 사항은 대통령령으로 정한다.</text:span></text:p>
      <text:p text:style-name="바탕글"/>
      <text:p text:style-name="Paragraph-55"><text:span>9. 토지등의 수용 및 사용에 관한사항이다. 맞지 않는 것은?(제5조)</text:span></text:p>
      <text:p text:style-name="Paragraph-56"><text:span>가. 도시철도건설자는 도시철도건설의 시행을 위하여 필요한 경우에는 </text:span><text:span>「</text:span><text:span>공익사업을 위한 </text:span><text:span>토지 등의 취득 및 보상에 관한 법률</text:span><text:span>」 </text:span><text:span>제3조에서 정하는 토지</text:span><text:span>․</text:span><text:span>물건 또는 권리를 수</text:span><text:span>용 또는 사용할 수 있다</text:span></text:p>
      <text:p text:style-name="Paragraph-57"><text:span>나. 사업계획의 승인을 얻은 때에는 </text:span><text:span>「</text:span><text:span>공익사업을 위한 토지 등의 취득 및 보상에 관한 </text:span><text:span>법률</text:span><text:span>」 </text:span><text:span>제20조제1항의 규정에 의한 사업인정을 받은 것으로 본다.</text:span></text:p>
      <text:p text:style-name="Paragraph-58"><text:span>다. 토지 등의</text:span><text:span text:style-name="p58-1-2"> 수용 또는 사용에 관하여 협의가 성립되지 아니하거나 협의를 할 수 없는 경</text:span><text:span text:style-name="p58-2-1">우에는 </text:span><text:span>승인을 얻은 사업계획에서 정한 도시철도건설기간의 종료일을 재결신청의 기</text:span><text:span>한으로 본다.</text:span></text:p>
      <text:p text:style-name="Paragraph-59"><text:span>라. 도시철도건설자가 지하부분의 사용에 대하여 보상을 한 때에는 소유자등은 보상받은 </text:span><text:span>지하부분의 범위안에서 도시철도시설의 안전을 해할 우려가 있는 공작물의 신축</text:span><text:span>․</text:span><text:span>개</text:span><text:span>축 또는 증축 행위를 할 수 없다.</text:span></text:p>
      <text:p text:style-name="Paragraph-60"/>
      <text:p text:style-name="문항"><text:span>10. 구분지상권의 설정등기에 관한 사항중 잘못 된 것은?(제5조의2)</text:span></text:p>
      <text:p text:style-name="Paragraph-62"><text:span>가. 도시철도건설자와 소유자등과의 사이에  토지의 지하부분의 사용에 관한 협의가 성립</text:span><text:span>된 경우에는 도시철도건설자는 구분지상권을 설정 또는 이전하여야 한다.</text:span></text:p>
      <text:p text:style-name="Paragraph-63"><text:span>나. 도시철도건설자는 </text:span><text:span>「</text:span><text:span>공익사업을 위한 토지 등의 취득 및 보상에 관한 법률</text:span><text:span>」 </text:span><text:span>에 의하</text:span><text:span>여 구분지상권의 설정 또는 이전을 내용으로 하는 수용 또는 사용의 재결을 받은 경</text:span><text:span>우에는 </text:span><text:span>「</text:span><text:span>부동산등기법</text:span><text:span>」</text:span><text:span>제99조의 규정을 준용하여 단독으로 당해 구분지상권의 설정</text:span><text:span>등기 또는 이전등기를 신청할 수 있다.</text:span></text:p>
      <text:p text:style-name="Paragraph-64"><text:span>다. 토지의 지하부분의 사용에 관한 구분지상권의 등기절차에 관하여 필요한 사항은 대법</text:span><text:span>원규칙으로 정한다.</text:span></text:p>
      <text:p text:style-name="Paragraph-65"><text:span>라. 구분지상권의 존속기간은 </text:span><text:span>「</text:span><text:span>민법</text:span><text:span>」 </text:span><text:span>제281조의 규정에 의한다.</text:span></text:p>
      <text:p text:style-name="Paragraph-66"/>
      <text:p text:style-name="문항"><text:span>10-1. 도시철도건설자는 도시철도건설을 하기 위하여 필요하면 토지에의 출입 등 다음 행위  </text:span><text:span>      를 할 수 있다. 다른 것은?(제6조)</text:span></text:p>
      <text:p text:style-name="Paragraph-68"><text:span>   가. 타인의 토지에 출입하는 행위</text:span></text:p>
      <text:p text:style-name="Paragraph-69"><text:span>   나. 타인의 토지를 일시 사용하는 행위</text:span></text:p>
      <text:p text:style-name="Paragraph-70"><text:span>   다. 나무</text:span><text:span>·</text:span><text:span>흙</text:span><text:span>·</text:span><text:span>돌 또는 그 밖의 장애물을 변경하거나 제거하는 행위</text:span></text:p>
      <text:p text:style-name="Paragraph-71"><text:span> 라. 타인의 토지를 제3자의 토지와 교환하는 행위</text:span></text:p>
      <text:p text:style-name="문항"/>
      <text:p text:style-name="Paragraph-73"><text:span>11. 공사 장애물의 이전 등에 관한 협의사항중 다른 것은?(제7조)</text:span></text:p>
      <text:p text:style-name="Paragraph-74"><text:span>가. 도시철도건설자는 도시철도건설의 시행에 있어서 지장이 되는 장애물의 이전</text:span><text:span>․</text:span><text:span>기타 </text:span><text:span>공사의 시행으로 인하여 생기는 손실의 보상에 대하여 소유자등과 협의하여야 한다. </text:span></text:p>
      <text:p text:style-name="Paragraph-75"><text:span>나. 협의를 할 수 없거나 협의가 성립되지 아니할 경우에는 그 소유자등 및 도시철도건설</text:span><text:span>자는 대통령령이 정하는 바에 의하여 </text:span><text:span>「</text:span><text:span>공익사업을 위한 토지 등의 취득 및 보상에 </text:span><text:span>관한 법률</text:span><text:span>」 </text:span><text:span>제51조의 규정에 의한 관할토지수용위원회에 재결을 신청할 수 있다.</text:span></text:p>
      <text:p text:style-name="Paragraph-76"><text:span>다. 재결에 대하여 불복이 있을 때에는 그 재결서정본의 송달을 받은 날로부터 30일이내</text:span><text:span>에 소송을 제기할 수 있다.</text:span></text:p>
      <text:p text:style-name="Paragraph-77"><text:span>라. 도시철도건설자는 재결이 있은 때에는 그 공사장애물의 이전등에 대한 예정보상금을 </text:span><text:span>공탁하고 공사시행에 이를 사용할 수 있다.</text:span></text:p>
      <text:p text:style-name="Paragraph-78"/>
      <text:p text:style-name="Paragraph-79"><text:span>12. 다음사항 중 내용이 틀린 것은?(제10조,제8조,제6조)</text:span></text:p>
      <text:p text:style-name="Paragraph-80"><text:span>가. 도시철도건설자는 도시철도건설의 시행을 위하여 필요한 때에는 타인의 토지에 출입</text:span><text:span>하거나 타인의 토지의 일시사용 또는 죽목, 토석 기타의 장애물을 변경하거나 제거할 </text:span><text:span>수 있으며, 이 경우에는 </text:span><text:span>「</text:span><text:span>국토의 계획 및 이용에 관한 법률</text:span><text:span>」 </text:span><text:span>제130조 및 제131조를 </text:span><text:span>준용한다.</text:span></text:p>
      <text:p text:style-name="Paragraph-81"><text:span>나. 도시철도건설의 시행에 필요한 토지 등을 제공함으로써 생활의 근거를 상실하게 되는 </text:span><text:span>자를 위한 이주대책 등에 관하여는 </text:span><text:span>「</text:span><text:span>공익사업을 위한 토지 등의 취득 및 보상에 관</text:span><text:span>한 법률</text:span><text:span>」</text:span><text:span>이 정하는 바에 의한다.</text:span></text:p>
      <text:p text:style-name="Paragraph-82"><text:span>다. 국가 또는 지방자치단체 소유의 토지로서 도시철도건설에 필요한 토지는 도시철도 건</text:span><text:span>설사업의 목적이외의 이를 매각하거나 양여할 수 있다.</text:span></text:p>
      <text:p text:style-name="Paragraph-83"><text:span>라. 국가 또는 지방자치단체소유의 재산은 도시철도건설자에게 무상양여하거나 수의계약</text:span><text:span>으로 이를 매각할 수 있다.</text:span></text:p>
      <text:p text:style-name="Paragraph-84"/>
      <text:p text:style-name="Paragraph-85"><text:span>13. 다음사항 중 맞지 않는 것은?(제11조,제9조2,제10조,제10조2)</text:span></text:p>
      <text:p text:style-name="Paragraph-86"><text:span>가. 도시철도건설의 시행으로 인하여 피해를 입은 건축물을 개축하는 때에는 기존 건축물</text:span><text:span>에 설치되었던 규모와 같은 크기의 주차장을 설치하는 경우 이를 </text:span><text:span>「</text:span><text:span>주차장법</text:span><text:span>」 </text:span><text:span>제19</text:span><text:span>조의 규정에 의한 부설주차장의 설치기준에 적합한 것으로 본다.</text:span></text:p>
      <text:p text:style-name="Paragraph-87"><text:span>나. 국가 또는 지방자치단체소유의 토지로서 도시철도건설에 필요한 토지는 도시철도건설</text:span><text:span>사업목적 이외의 목적으로 이를 매각하거나 양여할 수 없다.</text:span></text:p>
      <text:p text:style-name="Paragraph-88"><text:span>다. 도시철도의 건설 및 운전에 관하여는 국토해양부령이 정하는 바에 의한다.</text:span></text:p>
      <text:p text:style-name="Paragraph-89"><text:span>라. 도시철도의 건설 및 운영에 소요되는 자금을 국가 및 지방자치단체외의 자(외국정부 </text:span><text:span>및 외국인을 포함한다)로부터의 차입</text:span><text:span>․</text:span><text:span>출자 및 기부받을 수 없다.</text:span></text:p>
      <text:p text:style-name="Paragraph-90"/>
      <text:p text:style-name="Paragraph-91"><text:span>14. 도시철도의 건설 및 운영을 위한 자금조달의 방법이 아닌 것은?(제11조)</text:span></text:p>
      <text:p text:style-name="Paragraph-92"><text:span>가. 도시철도건설자 또는 도시철도운영자의 자기자금</text:span></text:p>
      <text:p text:style-name="보기"><text:span>나. 도시철도의 건설</text:span><text:span>․</text:span><text:span>운영에 따른 수익금</text:span></text:p>
      <text:p text:style-name="보기"><text:span>다. 국가 또는 지방자치단체로부터의 차입 및 보조</text:span></text:p>
      <text:p text:style-name="Paragraph-95"><text:span>라. 도시철도와 결연한 은행으로 부터의 차입</text:span></text:p>
      <text:p text:style-name="Paragraph-96"/>
      <text:p text:style-name="Paragraph-97"><text:span>15. 도시철도채권의 발행내용 중 다른 것은?(제12조)</text:span></text:p>
      <text:p text:style-name="Paragraph-98"><text:span>가. 지방자치단체의 장이 도시철도채권의 발행을 위하여 행정안전부장관의 승인을 얻고자 </text:span><text:span>할 때에는 미리 국토해양부장관과 협의하여야 한다.</text:span></text:p>
      <text:p text:style-name="Paragraph-99"><text:span>나. 도시철도공사가 도시철도채권을 발행하고자 할 때에는 관련지방자치단체의 장 및 국</text:span><text:span>토해양부장관과 협의하여야 한다.</text:span></text:p>
      <text:p text:style-name="Paragraph-100"><text:span>다. 도시철도채권의 원금 및 이자의 소멸시효는 상환일(</text:span><text:span>償還日)</text:span><text:span>부터 기산(</text:span><text:span>起算)</text:span><text:span>하여 원금</text:span><text:span>은 3년, 이자는 2년으로 한다.</text:span></text:p>
      <text:p text:style-name="Paragraph-101"><text:span>라. 도시철도채권은 기본계획이 확정된 해부터 당해연도 도시철도 운영수입금이 당해연도 </text:span><text:span>도시철도 운영비용을 최초로 초과하는 해까지 발행할 수 있다.</text:span></text:p>
      <text:p text:style-name="Paragraph-102"/>
      <text:p text:style-name="Paragraph-103"><text:span>16. 다음은 도시철도채권의 매입자를 나열하였다. 틀린 것은?(제13조)</text:span></text:p>
      <text:p text:style-name="Paragraph-104"><text:span>가. 국가 또는 지방자치단체로부터 면허</text:span><text:span>․</text:span><text:span>허가</text:span><text:span>․</text:span><text:span>인가를 받는 자</text:span></text:p>
      <text:p text:style-name="Paragraph-105"><text:span>나. 국가 또는 지방자치단체에 등기</text:span><text:span>․</text:span><text:span>등록을 신청을 마친 자</text:span></text:p>
      <text:p text:style-name="Paragraph-106"><text:span>다. 국가</text:span><text:span>․</text:span><text:span>지방자치단체 또는 공공기관과 건설도급계약을 체결하는 자</text:span></text:p>
      <text:p text:style-name="Paragraph-107"><text:span>라. 도시철도건설자 또는 도시철도운영자와 도시철도건설</text:span><text:span>․</text:span><text:span>운영에 필요한 건설도급계약</text:span><text:span>․</text:span><text:span>용역계약 또는 물품구매계약을 체결하는 자</text:span></text:p>
      <text:p text:style-name="Paragraph-108"/>
      <text:p text:style-name="Paragraph-109"><text:span>17. 정부지원에 관한사항이다. 틀린 것은?(제14조)</text:span></text:p>
      <text:p text:style-name="Paragraph-110"><text:span>가. 정부는 지방자치단체 또는 도시철도공사가 시행하는 도시철도의 건설을 위하여 재정</text:span><text:span>적 지원이 필요하다고 인정될 때에는 소요자금의 일부를 보조하거나 융자할 수 있다.</text:span></text:p>
      <text:p text:style-name="Paragraph-111"><text:span>나. 정부는 위탁을 받은 법인이 시행하는 도시철도의 건설을 위하여 필요하다고 인정될 </text:span><text:span>때에는 소요자금의 일부를 융자할 수 있다.</text:span></text:p>
      <text:p text:style-name="Paragraph-112"><text:span>다. 정부는 도시철도기술의 발전을 위하여 대통령령이 정하는 도시철도기술을 연구하는 </text:span><text:span>기관 또는 단체에 보조등 재정적 지원을 할 수 있다.</text:span></text:p>
      <text:p text:style-name="Paragraph-113"><text:span>라. 지방자치단체는 정부의 자금지원을 받아 도시철도를 건설 또는 운영하는 경우 도시철</text:span><text:span>도기술의 발전을 위하여 국토해양부령이 정하는 바에 따라 연구기관등에 보조 또는 </text:span><text:span>출연할 수 있다.</text:span></text:p>
      <text:p text:style-name="Paragraph-114"/>
      <text:p text:style-name="Paragraph-115"><text:span>18. 도시철도의 건설과 운영의 위탁에 관한 사항중 다른 것은?(제15조)</text:span></text:p>
      <text:p text:style-name="Paragraph-116"><text:span>가. 국가나 지방자치단체가 도시철도건설자인 경우에는 도시철도의 건설과 운영을 법인에 </text:span><text:span>위탁할 수 있다. 이 경우 지방자치단체인 도시철도건설자는 국토해양부장관의 승인을 </text:span><text:span>얻어야 한다.</text:span></text:p>
      <text:p text:style-name="Paragraph-117"><text:span>나. 위탁에 관하여 필요한 사항은 국토해양부령으로 정한다.</text:span></text:p>
      <text:p text:style-name="Paragraph-118"><text:span>다. 수탁자가 건설한 도시철도의 시설물은 위탁한 국가 또는 지방자치단체에 귀속한다.</text:span></text:p>
      <text:p text:style-name="Paragraph-119"><text:span>라. 도시철도의 시설물의 귀속절차는 대통령령으로 정한다.</text:span></text:p>
      <text:p text:style-name="Paragraph-120"/>
      <text:p text:style-name="Paragraph-121"><text:span>19. 다음은 도시철도건설자나 운영자에 대한 국토해양부장관의 사업개선 명령이다. 틀린 것</text:span><text:span>은?(제16조)</text:span></text:p>
      <text:p text:style-name="Paragraph-122"><text:span>가. 운임의 인상</text:span></text:p>
      <text:p text:style-name="Paragraph-123"><text:span>나. 사업계획</text:span><text:span>․</text:span><text:span>운송약관의 변경</text:span></text:p>
      <text:p text:style-name="보기"><text:span>다. 도시철도차량이나 그 밖의 시설의 개선</text:span></text:p>
      <text:p text:style-name="보기"><text:span>라. 운행시간</text:span><text:span>․</text:span><text:span>운행횟수 등 운행계획의 변경</text:span></text:p>
      <text:p text:style-name="Paragraph-126"/>
      <text:p text:style-name="Paragraph-127"><text:span>20. 둘이상의 자가 같은 도시교통권역안에서 도시철도를 각각 건설</text:span><text:span>․</text:span><text:span>운영하는 경우 노선의 </text:span><text:span>연결, 도시철도시설의 건설</text:span><text:span>․</text:span><text:span>운영의 분담, 운임수입의 배분, 승객의 갈아타기등에 관한 </text:span><text:span>사항은 당사자의 협의에 의하여 정한다. 협의가 성립되지 아니하거나 협의결과의 해석</text:span><text:span>에 분쟁이 있는 경우 당사자의 신청에 의한 결정권자는?(제17조)</text:span></text:p>
      <text:p text:style-name="Paragraph-128"><text:span>가. 사장          나. 시장           다. 국토해양부장관          라. 대통령</text:span></text:p>
      <text:p text:style-name="Paragraph-129"/>
      <text:p text:style-name="Paragraph-130"><text:span>21. </text:span><text:span text:style-name="p130-1-2">국토해양부장관은 도시철도사업 면허를 받은 자가 법 위반시 그 면허를 취소하거나 6개월 </text:span><text:span text:style-name="p130-2-1">이내의 기간을 정하여 그 사업의 정지를 명할 수 있</text:span><text:span text:style-name="p130-2-2">다. </text:span><text:span>도시철도사업의 면허 취소에 해당</text:span><text:span>되지 않는 사항은?(제19조)</text:span></text:p>
      <text:p text:style-name="보기"><text:span>가. 사업개선명령에 따르지 아니한 때</text:span></text:p>
      <text:p text:style-name="보기"><text:span>나. 협의를 하지 아니하고 정관변경을 인가한 때</text:span></text:p>
      <text:p text:style-name="보기"><text:span>다. 사용내구연한을 초과한 도시철도차량을 운행한 때</text:span></text:p>
      <text:p text:style-name="보기"><text:span>라. 휴지 기간이 지난 후에 도시철도사업을 재개한 때</text:span></text:p>
      <text:p text:style-name="Paragraph-135"/>
      <text:p text:style-name="Paragraph-136"><text:span>※ </text:span><text:span>도시철도사업 면허를 받은 자가 법 위반시 과징금을 부과할 수 있다.(22 </text:span><text:span>～ 23)</text:span></text:p>
      <text:p text:style-name="Paragraph-137"><text:span>22. 과징금의 부과 내용 중 잘못 된 것은?(제19조의2)(시행령제19조3)</text:span></text:p>
      <text:p text:style-name="Paragraph-138"><text:span>가. 대통령령이 정하는 바에 의하여 그 사업정지에 갈음하여 2천만원이하의 과징금을 부</text:span><text:span>과 할 수 있다.</text:span></text:p>
      <text:p text:style-name="Paragraph-139"><text:span>나. 과징금을 부과하는 위반행위의 종류, 위반정도등에 따른 과징금의 금액 기타 필요한 </text:span><text:span>사항은 대통령령으로 정한다.</text:span></text:p>
      <text:p text:style-name="Paragraph-140"><text:span>다. 과징금부과처분을 받은 자가 과징금을 기한내에 납부하지 아니하는 때에는 국세 또는 </text:span><text:span>지방세의 체납처분의 예에 따라 이를 징수한다.</text:span></text:p>
      <text:p text:style-name="Paragraph-141"><text:span>라. 과징금납부통지를 받은 자는 국토해양부장관이 정하는 수납기관에 납부통지일부터 30</text:span><text:span>일이내에 과징금을 납부하여야 한다</text:span></text:p>
      <text:p text:style-name="Paragraph-142"/>
      <text:p text:style-name="Paragraph-143"><text:span>23. 과징금의 사용 용도로 잘못 된 것은?(제19조의2)</text:span></text:p>
      <text:p text:style-name="보기"><text:span>가. 도시철도기술의 연구개발</text:span></text:p>
      <text:p text:style-name="보기"><text:span>나. 도시철도이용자의 서비스개선 사업</text:span></text:p>
      <text:p text:style-name="Paragraph-146"><text:span>다. 도시철도시설내 수익 판매시설</text:span></text:p>
      <text:p text:style-name="보기"><text:span>라. 도시철도사업의 경영개선 기타 도시철도사업의 발전을 위하여 필요한 사항</text:span></text:p>
      <text:p text:style-name="Paragraph-148"/>
      <text:p text:style-name="Paragraph-149"><text:span>※ </text:span><text:span>다음 빈칸에 들어갈 내용으로 맞는 것은?(24</text:span><text:span>∼27)</text:span></text:p>
      <text:p text:style-name="Paragraph-150"><text:span>24. 도시철도운영자는 도시철도운영인력의 원활한 수급을 위하여 </text:span><text:span text:style-name="p150-1-2">     령</text:span><text:span>이 정하는 바에 따</text:span><text:span>라 인력수급계획을 수립하여  </text:span><text:span text:style-name="p150-2-2">         </text:span><text:span>에게 제출하여야 한다.(제21조)</text:span></text:p>
      <text:p text:style-name="Paragraph-151"><text:span>가. 시장,  사장                   나. 국토해양부, 시장</text:span></text:p>
      <text:p text:style-name="Paragraph-152"><text:span>다. 대통령,  국토해양부장관       라. 대통령, 대통령</text:span></text:p>
      <text:p text:style-name="Paragraph-153"/>
      <text:p text:style-name="Paragraph-154"><text:span>25. 도시철도차량은 대통령령이 정하는 구조 및 장치가  </text:span><text:span text:style-name="p154-1-2">        </text:span><text:span>령으로 정하는 안전기준에 </text:span><text:span>적합하지 아니하면 이를 운행하지 못한다.(제22조의2)</text:span></text:p>
      <text:p text:style-name="Paragraph-155"><text:span>가. 시장          나. 국토해양부      다. 과학기술부       라. 대통령</text:span></text:p>
      <text:p text:style-name="Paragraph-156"/>
      <text:p text:style-name="Paragraph-157"><text:span>26. 성능시험의 대상</text:span><text:span>․</text:span><text:span>기준</text:span><text:span>․</text:span><text:span>절차 및 성능시험을 실시하는 자의 지정등에 관하여 필요한 사</text:span><text:span>항은 </text:span><text:span text:style-name="p157-2-2">      </text:span><text:span>령으로 정한다.(제22조의3)</text:span></text:p>
      <text:p text:style-name="Paragraph-158"><text:span>가. 시장          나. 국토해양부      다. 과학기술부       라. 대통령</text:span></text:p>
      <text:p text:style-name="Paragraph-159"/>
      <text:p text:style-name="Paragraph-160"><text:span>27. 정밀진단의 실시 및 사용내구년한의 연장에 관하여 필요한 사항은 </text:span><text:span text:style-name="p160-1-2">        </text:span><text:span>령으로 정한</text:span><text:span>다.(제22조의5)</text:span></text:p>
      <text:p text:style-name="Paragraph-161"><text:span>가. 행정안전부     나. 국토해양부     다. 과학기술부       라. 대통령</text:span></text:p>
      <text:p text:style-name="Paragraph-162"/>
      <text:p text:style-name="Paragraph-163"><text:span>27-1. 도시철도차량 및 도시철도시설의 표준규격, 안전기준, 성능시험기준, 품질인증기준 및 </text:span><text:span>정밀진단기준의 제정</text:span><text:span>·</text:span><text:span>개정 및 폐지에 관련된 전문적인 기술 검토 및 개선방안 마련에 관</text:span><text:span>한 업무를 체계적</text:span><text:span>·</text:span><text:span>효율적으로 추진하기 위하여 연구기관등 중에서 전담기관을 지정하여 </text:span><text:span text:style-name="p163-4-1">운영할 수 있다. 전담기관의 운영 등에 필요한 사항은  </text:span><text:span text:style-name="p163-4-2">       </text:span><text:span text:style-name="p163-4-3">령으로 정한다.(제22조의6)</text:span></text:p>
      <text:p text:style-name="Paragraph-164"><text:span>가. 행정안전부     나. 국토해양부     다. 과학기술부       라. 대통령</text:span></text:p>
      <text:p text:style-name="Paragraph-165"/>
      <text:p text:style-name="Paragraph-166"><text:span>28. </text:span><text:span text:style-name="p166-1-2">도시철도사업 면허를 받은 자가 도시철도 사업계획의 승인 또는 변경승인을 받은 경우 다른 </text:span><text:span text:style-name="p166-2-1">법률에 따른 인</text:span><text:span text:style-name="p166-2-2">·</text:span><text:span text:style-name="p166-2-3">허가 등의 의제에 관한 사항이다. </text:span><text:span>맞지 않는 것은?(제23조)</text:span></text:p>
      <text:p text:style-name="Paragraph-167"><text:span>가. 도로법에 따른 도로공사 시행의 허가, 도로점용허가를 받은 것으로 본다.</text:span></text:p>
      <text:p text:style-name="Paragraph-168"><text:span>나. 하천법에 따른 </text:span><text:span text:style-name="p168-1-2">하천</text:span><text:span text:style-name="p168-1-3">공사</text:span><text:span text:style-name="p168-1-4"> </text:span><text:span text:style-name="p168-1-5">시행의 허가, 하천의 점용허가 및 하천수의 사용허가 또는 승</text:span><text:span text:style-name="p168-2-1">인등을 얻은 것으로 본다.</text:span></text:p>
      <text:p text:style-name="Paragraph-169"><text:span>다. 농지법에 따른 농지전용의 허가 또는 협의를</text:span><text:span text:style-name="p169-1-2"> 받은 것으로 본다.</text:span></text:p>
      <text:p text:style-name="Paragraph-170"><text:span>라. 수도법에 따른 상수도 및 공업용수도의 인가를</text:span><text:span text:style-name="p170-1-2"> 받은 것으로 본다.</text:span></text:p>
      <text:p text:style-name="Paragraph-171"/>
      <text:p text:style-name="Paragraph-172"><text:span>29. 도시철도법에 특별한 규정이 없는 경우에 준용할 수 없는 법은?(제23조)</text:span></text:p>
      <text:p text:style-name="Paragraph-173"><text:span>가. 철도건설법     나. 철도안전법      다. 철도시설법      라. </text:span><text:span>궤도운송법</text:span></text:p>
      <text:p text:style-name="Paragraph-174"/>
      <text:p text:style-name="Paragraph-175"><text:span>30. 다음의 벌칙 내용중 틀린 것은?(제26조의2,3,4,5)</text:span></text:p>
      <text:p text:style-name="Paragraph-176"><text:span>가. 면허를 받지 아니하고 도시철도사업을 한 자는 3년이하의 징역 또는 2천만원이하의 </text:span><text:span>벌금에 처한다.</text:span></text:p>
      <text:p text:style-name="Paragraph-177"><text:span>나. 허가를 받지 아니하고 도시철도사업을 휴지 또는 폐지한 자는 500만원 이하의 벌금에 </text:span><text:span>처한다.</text:span></text:p>
      <text:p text:style-name="Paragraph-178"><text:span>다. 사업개선 명령에 위반한 자는 300만원 이하의 벌금에 처한다.</text:span></text:p>
      <text:p text:style-name="Paragraph-179"><text:span>라. </text:span><text:span text:style-name="p179-1-2">법인의 대표자나 법인 또는 개인의 대리인</text:span><text:span text:style-name="p179-1-3">․</text:span><text:span text:style-name="p179-1-4">사용인 기타의 종업원이 그 법인 또는 개인의</text:span><text:span> </text:span><text:span>업무와 관련하여 위반행위를 한 때에는 행위자를 벌하는 외에 그 법인 또는 개인에 </text:span><text:span>대하여도 각 해당조문의 벌금형을 과한다.</text:span></text:p>
      <text:p text:style-name="Paragraph-180"/>
      <text:p text:style-name="Paragraph-181"><text:span>31. 다음의 벌칙 중 위반시 1년 이하의 징역 또는 1천만원 이하의 벌금에 처한다. 다른 하나</text:span><text:span>는?(제26조의3)</text:span></text:p>
      <text:p text:style-name="Paragraph-182"><text:span>가. </text:span><text:span text:style-name="p182-1-2">안전기준에 맞지 아니한 도시철도차량을 운행하거나 도시철도시설을 안전기준에 맞지 아니하</text:span><text:span text:style-name="p182-2-1">게 설치 또는 유지</text:span><text:span text:style-name="p182-2-2">·</text:span><text:span text:style-name="p182-2-3">관리한 자</text:span></text:p>
      <text:p text:style-name="Paragraph-183"><text:span>나. </text:span><text:span text:style-name="p183-1-2">성능시험을 받지 아니하고 도시철도차량을 판매하거나 도시철도시설을 설치 또는 변경한 자</text:span></text:p>
      <text:p text:style-name="Paragraph-184"><text:span>다. </text:span><text:span text:style-name="p184-1-2">사용내구연한을 초과한 도시철도차량을 운행한 자</text:span></text:p>
      <text:p text:style-name="Paragraph-185"><text:span>라. </text:span><text:span text:style-name="p185-1-2">면허를 받지 아니하고 도시철도사업을 한 자</text:span></text:p>
      <text:p text:style-name="Paragraph-186"><text:span text:style-name="p186-1-1">도시철도법 시행령</text:span></text:p>
      <text:p text:style-name="Paragraph-187"/>
      <text:p text:style-name="Paragraph-188"><text:span>1. 다음 빈칸에 들어갈 내용으로 맞는 것은?(제1조의3)</text:span></text:p>
      <text:p text:style-name="Paragraph-189"><text:span>   특별시장</text:span><text:span>․</text:span><text:span>광역시장</text:span><text:span>․</text:span><text:span>도지사 또는 특별자치도지사는 도시철도기본계획을 수립한 때에는 </text:span><text:span>이를 해당 계획의 계획기간 개시 </text:span><text:span text:style-name="p189-2-2">        </text:span><text:span>까지 국토해양부장관에게 제출하여야 한다.</text:span></text:p>
      <text:p text:style-name="Paragraph-190"><text:span>가. 전년도       나. 전년도 1월말       다. 전년도 2월말       라. 전년도 3월말</text:span></text:p>
      <text:p text:style-name="Paragraph-191"/>
      <text:p text:style-name="Paragraph-192"><text:span>2. 국토해양부장관은 도시철도 기본계획을 받으면 건설 노선, 건설비, 지방자치단체의 재원  </text:span><text:span>분담비율을 포함한 자금조달 방안, 건설 기간 등 필요한 사항을 조정하여 관계 부처의 </text:span><text:span>장과협의한 후, 국가통합교통체계효율화법에 따른 국가교통위원회의 심의를 거쳐 기본  </text:span><text:span>계획을 확정하고 고시하여야 한다. </text:span><text:span text:style-name="p192-4-2">대통령령으로 정하는 경미한 사항</text:span><text:span>을 제외한 사항을 </text:span><text:span>변경하려는 경우에도 또한 같다. 대통령령이 정하는 경미한 사항이 아닌 것은?(제2조)</text:span></text:p>
      <text:p text:style-name="Paragraph-193"><text:span>가. 총연장노선의 100분의 10이내의 조정</text:span></text:p>
      <text:p text:style-name="보기"><text:span>나. 총건설기간의 1년이내의 조정</text:span></text:p>
      <text:p text:style-name="보기"><text:span>다. 총건설비의 100분의 5이내의 조정</text:span></text:p>
      <text:p text:style-name="Paragraph-196"><text:span>라. 국토해양부장관은 위 사항의 규정에 의한 사항을 변경한 때에는 지체없이 그 내용을 </text:span><text:span>관련행정기관의 장에게 통보하여야 한다.</text:span></text:p>
      <text:p text:style-name="Paragraph-197"/>
      <text:p text:style-name="Paragraph-198"><text:span>4. 도시철도사업의 면허를 받고자하는 자가 도시철도 사업면허 신청서에 첨부하는 서류내용</text:span><text:span>이다. 아닌 것은?(제4조2)</text:span></text:p>
      <text:p text:style-name="Paragraph-199"><text:span>가. 사업계획서                       나. 신청인 및 임원의 신원증명서</text:span></text:p>
      <text:p text:style-name="Paragraph-200"><text:span>다. 법인등기부 등본                  라. 신청인의 소재지 증명서</text:span></text:p>
      <text:p text:style-name="Paragraph-201"/>
      <text:p text:style-name="Paragraph-202"><text:span>5. 도시철도사업계획 승인을 신청하는 자가 사업계획승인신청시 일간신문에 공고해야 할 내</text:span><text:span>용중 다른 것은?(제4조3)</text:span></text:p>
      <text:p text:style-name="Paragraph-203"><text:span>가. 도시철도용지의 위치                 나. 노선의 주요 경과지</text:span></text:p>
      <text:p text:style-name="Paragraph-204"><text:span>다. 도시철도건설의 착수 및 준공예정일   라. 노선의 종단면도</text:span></text:p>
      <text:p text:style-name="Paragraph-205"/>
      <text:p text:style-name="Paragraph-206"><text:span>16. 사업계획승인신청서에 첨부되는 서류가 아닌 것은?(제4조4)</text:span></text:p>
      <text:p text:style-name="보기"><text:span>가. 공사시행계획서 및 공사종류별 공정계획서</text:span></text:p>
      <text:p text:style-name="보기"><text:span>나. 기본 및 실시설계서</text:span></text:p>
      <text:p text:style-name="보기"><text:span>다. 연도별 투자계획 및 소요자금 조달방법에 관한 서류</text:span></text:p>
      <text:p text:style-name="보기"><text:span>라. 건설기간중 건설지역의 도로교통대책에 관한 서류</text:span></text:p>
      <text:p text:style-name="Paragraph-211"/>
      <text:p text:style-name="Paragraph-212"><text:span>6. 지하부분 사용보상의 대상 및 기준에 대한 설명중 다른 것은?(제5조)</text:span></text:p>
      <text:p text:style-name="Paragraph-213"><text:span>가. </text:span><text:span text:style-name="p213-1-2">타인 토지의 지하부분의 사용에 대한 보상의 대상은 도시철도 시설물의 설치 또는 보호</text:span><text:span>를 위하여 사용되는 토지의 지하부분으로 한다.</text:span></text:p>
      <text:p text:style-name="Paragraph-214"><text:span>나. 보상금액은 당해 토지의 적정가격 </text:span><text:span>× </text:span><text:span>건물의 이용저해율 </text:span><text:span>× </text:span><text:span>입체이용저해율</text:span></text:p>
      <text:p text:style-name="Paragraph-215"><text:span>다. 적정가격은 현시지가를 기준으로 한다.</text:span></text:p>
      <text:p text:style-name="Paragraph-216"><text:span>라. 보상액의 산정시 입체이용저해율의 산정에 필요한 입체이용가치</text:span><text:span>․</text:span><text:span>이용율등의 구체적</text:span><text:span>인 산정기준은 당해토지 및 인근토지의 이용실태</text:span><text:span>․</text:span><text:span>입지조건 기타 지역적 특성을 고려</text:span><text:span>하여 특별시</text:span><text:span>․</text:span><text:span>광역시</text:span><text:span>․</text:span><text:span>도 및 특별자치도의 조례로 정한다.</text:span></text:p>
      <text:p text:style-name="Paragraph-217"/>
      <text:p text:style-name="Paragraph-218"><text:span>7. 지하부분 사용보상의 방법중 다른 것은?(제5조2)</text:span></text:p>
      <text:p text:style-name="Paragraph-219"><text:span>가. 도시철도건설자는 토지의 지하부분사용에 따른 보상을 토지소유자에게 개인별</text:span><text:span>․</text:span><text:span>할부</text:span><text:span>별로 지급하여야 한다.</text:span></text:p>
      <text:p text:style-name="Paragraph-220"><text:span>나. 보상한 토지의 지하부분에 대하여는 토지소유자와 협의하여 구분지상권을 설정한다.</text:span></text:p>
      <text:p text:style-name="Paragraph-221"><text:span>다. 보상한 토지의 지하부분에 대하여는 그 보상금액</text:span><text:span>․</text:span><text:span>보상면적 및 지하부분 사용의 내역</text:span><text:span>을 관할 지방자치단체의 장에게 통보하여야 한다.</text:span></text:p>
      <text:p text:style-name="Paragraph-222"><text:span>라. 관할 지방자치단체의 장은 도시철도건설자로부터 도시철도시설물의 보호등의 요청이 </text:span><text:span>있는 때에는 이에 대하여 필요한 조치를 할 수 있다.</text:span></text:p>
      <text:p text:style-name="Paragraph-223"/>
      <text:p text:style-name="Paragraph-224"><text:span>8. 공사장애물의 이전 등에 관한 협의가 성립되지 않을 경우에 대한 재결신청시 기재할 사</text:span><text:span>항이 아닌 것은?(제6조)</text:span></text:p>
      <text:p text:style-name="Paragraph-225"><text:span>가. 장애물의 소재지                              나. 장애물의 종류ㆍ면적 및 수량</text:span></text:p>
      <text:p text:style-name="Paragraph-226"><text:span>다. 장애물의 변경</text:span><text:span>․</text:span><text:span>이전 및 제거의 방법과 시기    라. 신청인의 신원증명서</text:span></text:p>
      <text:p text:style-name="Paragraph-227"/>
      <text:p text:style-name="Paragraph-228"><text:span>9. 도시철도채권을 발행하고자 하는 때에는 국토해양부장관이 다음의 사항을 명기하여 기획</text:span><text:span>재정부장관에게 요청하여야한다. 틀린 것은?(제9조)</text:span></text:p>
      <text:p text:style-name="Paragraph-229"><text:span>가. 발행금액     나. 발행방법     다. 발행이유      라. 발행조건</text:span></text:p>
      <text:p text:style-name="Paragraph-230"/>
      <text:p text:style-name="Paragraph-231"><text:span>10. 국가</text:span><text:span>․</text:span><text:span>지방자치단체 또는 도시철도공사가 도시철도채권을 발행하고자 하는 때에는 다음  </text:span><text:span>사항을 공고하여야 한다. 틀린 것은?(제9조)</text:span></text:p>
      <text:p text:style-name="Paragraph-232"><text:span>가. 발행총액     나. 발행기관     다. 채권의 이율     라. 원금상환의 방법 및 시기</text:span></text:p>
      <text:p text:style-name="Paragraph-233"/>
      <text:p text:style-name="Paragraph-234"><text:span>11. 도시철도채권의 발행방법에 관한 사항중 다른 것은?(제10조)</text:span></text:p>
      <text:p text:style-name="Paragraph-235"><text:span>가. 도시철도채권은 가명식증권으로 한다.</text:span></text:p>
      <text:p text:style-name="Paragraph-236"><text:span>나. </text:span><text:span>도시철도채권의 이율은 국가가 발행하는 때에는 기획재정부장관이 국토해양부장관과 </text:span><text:span>협의하여 정한다.</text:span></text:p>
      <text:p text:style-name="Paragraph-237"><text:span>다. 도시철도채권의 이율은 지방자치단체가 발행하는 때에는 연 10퍼센트의 범위안에서 </text:span><text:span>행정안전부장관의 승인을 얻어 당해 지방자치단체의 조례로 정한다.</text:span></text:p>
      <text:p text:style-name="Paragraph-238"><text:span>라. 도시철도채권의 이율은 도시철도공사가 발행하는 때에는 연 10퍼센트의 범위안에서 </text:span><text:span>관련지방자치단체의장과 협의하여 당해 도시철도공사의 규칙으로 정한다.</text:span></text:p>
      <text:p text:style-name="Paragraph-239"/>
      <text:p text:style-name="Paragraph-240"><text:span>17. 도시철도 채권 매입대상으로 잘못 된 것은?</text:span><text:span>(제12조)</text:span></text:p>
      <text:p text:style-name="Paragraph-241"><text:span>가. 승차정원이 7인 이상인 승용자동차와 승합자동차 등록</text:span></text:p>
      <text:p text:style-name="Paragraph-242"><text:span>나. 자동차 정비업 및 자동차 매매업</text:span></text:p>
      <text:p text:style-name="Paragraph-243"><text:span>다. 도ㆍ소매 주류판매업 면허</text:span></text:p>
      <text:p text:style-name="Paragraph-244"><text:span>라. 골프장 체육시설시설업 등록</text:span></text:p>
      <text:p text:style-name="Paragraph-245"/>
      <text:p text:style-name="Paragraph-246"><text:span>13. 도시철도채권발행원부에 기재할 사항이 아닌 것은?(제13조)</text:span></text:p>
      <text:p text:style-name="Paragraph-247"><text:span>가. 채권매입자의 성명ㆍ주소 및 주민등록번호      나. 채권의 금액</text:span></text:p>
      <text:p text:style-name="Paragraph-248"><text:span>다. 채권의 번호                                  라. 채권의 이율</text:span></text:p>
      <text:p text:style-name="Paragraph-249"/>
      <text:p text:style-name="Paragraph-250"><text:span>14. 도시철도채권의 사무취급기관등에 관한 사항중 틀린 것은?(제14조)</text:span></text:p>
      <text:p text:style-name="Paragraph-251"><text:span>가. </text:span><text:span text:style-name="p251-1-2">국가가 발행하는 도시철도채권의 매출 및 상환업무의 사무취급기관은 한국은행으로 한다.</text:span></text:p>
      <text:p text:style-name="Paragraph-252"><text:span>나. 지방자치단체 및 도시철도공사가 발행하는 도시철도채권의 매출 및 상환업무의 사무</text:span><text:span>취급기관은 한국은행이다.</text:span></text:p>
      <text:p text:style-name="Paragraph-253"><text:span>다. 도시철도채권을 매출할 때에는 도시철도채권 매입필증을 첨부하여 매입자에게 교부하</text:span><text:span>여야 한다.</text:span></text:p>
      <text:p text:style-name="Paragraph-254"><text:span>라. 도시철도채권매입자가 도시철도채권을 멸실 또는 도난등의 사유로 분실한 경우라도 </text:span><text:span>이를 재발행하지 아니한다.</text:span></text:p>
      <text:p text:style-name="Paragraph-255"/>
      <text:p text:style-name="Paragraph-256"><text:span>18. 도시철도기술연구기관에 해당되지 않는 것은?(제14조의2)</text:span></text:p>
      <text:p text:style-name="Paragraph-257"><text:span>가. 한국철도기술연구원            나. 한국전자통신연구원</text:span></text:p>
      <text:p text:style-name="Paragraph-258"><text:span>다. 한국기계연구원                라. 건설교통기술개발연구원</text:span></text:p>
      <text:p text:style-name="Paragraph-259"/>
      <text:p text:style-name="Paragraph-260"><text:span>19. 다음사항 중 잘못 된 것은?(제14조3,제15조,제16조)</text:span></text:p>
      <text:p text:style-name="Paragraph-261"><text:span>가. 보조금 또는 출연금을 교부받고자 하는 도시철도기술을 연구하는 기관 또는 단체는 </text:span><text:span>보조금 또는 출연금의 교부신청서에 사업계획서와 예산집행계획서를 첨부하여 국토해</text:span><text:span>양부장관에게 제출하여야 한다.</text:span></text:p>
      <text:p text:style-name="Paragraph-262"><text:span>나. 지방자치단체가</text:span><text:span text:style-name="p262-1-2"> </text:span><text:span>도시철도의 건설과 운영의 위탁승인을 얻고자 하는 때에는 미리 위탁</text:span><text:span>을 받을 법인과 협의한 후 위탁의 내용과 기간등 위탁사항을 기재한 위탁승인신청서</text:span><text:span>를 국토해양부장관에게 제출하여야 한다.</text:span></text:p>
      <text:p text:style-name="Paragraph-263"><text:span>다. 도시철도의 건설과 운영을 위탁받은 법인이 국가 또는 지방자치단체에 귀속되는 도시</text:span><text:span>철도의 시설물을 무상으로 운영할 수 있는 기간은 국토해양부장관 또는 그 위탁을 한 </text:span><text:span>지방자치단체의 장이 수탁법인과 협의하여 정한다.</text:span></text:p>
      <text:p text:style-name="Paragraph-264"><text:span>라. 도시철도건설을 위하여 투자한 투자액은 수탁법인이 건설한 도시철도의 시설물에 투</text:span><text:span>입한 비용과 공익사업을위한토지등의취득및보상에관한법률에 의한 이주대책의 수립</text:span><text:span>․</text:span><text:span>실시에 소요된 비용으로 한다.</text:span></text:p>
      <text:p text:style-name="Paragraph-265"/>
      <text:p text:style-name="Paragraph-266"><text:span>15. 도시철도 시설물의 귀속에 대한 사항중 틀린 것은?(제17조)</text:span></text:p>
      <text:p text:style-name="Paragraph-267"><text:span>가. 국가 또는 지방자치단체에 귀속되는 도시철도의 시설물은 도시철도건설공사의 준공과 </text:span><text:span>동시에 단계별로 국가 또는 당해 지방자치단체에 귀속한다.</text:span></text:p>
      <text:p text:style-name="Paragraph-268"><text:span>나. 수탁법인은 국가 또는 지방자치단체에 귀속되는 도시철도 시설물의 목록을 작성하여 </text:span><text:span>국가 또는 당해 지방자치단체에 제출하여야 한다.</text:span></text:p>
      <text:p text:style-name="Paragraph-269"><text:span>다. 도시철도의 건설과 운영을 위탁한 국가 또는 지방자치단체는 도시철도 시설물을 무상</text:span><text:span>으로 운영하는 수탁법인에게 도시철도 시설물의 증설과 보수에 관하여 필요한 사항을 </text:span><text:span>명할 수 있다.</text:span></text:p>
      <text:p text:style-name="Paragraph-270"><text:span>라. 수탁법인이 도시철도 시설물을 증설한 때에는 그에 소요된 비용은 도시철도 시설물에 </text:span><text:span>투입한 비용으로 보지 않는다.</text:span></text:p>
      <text:p text:style-name="Paragraph-271"/>
      <text:p text:style-name="Paragraph-272"><text:span>20. 수탁법인이 미리 도시철도의 건설과 운영을 위탁한 국가 또는 지방자치단체의 승인을 </text:span><text:span>얻어야 하는 사항이 아닌 것은?(제18조)</text:span></text:p>
      <text:p text:style-name="Paragraph-273"><text:span>가. 도시철도의 건설과 운영에 관한 사업계획</text:span></text:p>
      <text:p text:style-name="보기"><text:span>나. 도시철도 건설에 관한 각종 설계</text:span></text:p>
      <text:p text:style-name="보기"><text:span>다. 도시철도 건설공사의 시행</text:span></text:p>
      <text:p text:style-name="보기"><text:span>라. 도시철도 운영시설의 변경</text:span></text:p>
      <text:p text:style-name="Paragraph-277"/>
      <text:p text:style-name="Paragraph-278"><text:span>21. 도시철도운임의 조정 및 협의 등에 관한 사항 증 틀린 것은?(제19조2)</text:span></text:p>
      <text:p text:style-name="Paragraph-279"><text:span>가. 시</text:span><text:span>․</text:span><text:span>도지사는 도시철도의 운임의 범위를 정하고자 하는 때에는 시</text:span><text:span>․</text:span><text:span>도에 운임조정위</text:span><text:span>원회를 설치하여 의견을 들어야 한다.</text:span></text:p>
      <text:p text:style-name="Paragraph-280"><text:span>나. 운임조정위원회는 전체위원중 민간위원이 3분의 1이상이어야 한다.</text:span></text:p>
      <text:p text:style-name="Paragraph-281"><text:span>다. 도시철도운영자는 도시철도의 운임을 신고함에 있어서 해당 도시철도를 한국철도공사  </text:span><text:span text:style-name="p281-2-1">또는 다른 도시철도운영자가 운영하는 도시철도와 연결하여 운행하려는 경우에는 운임</text:span><text:span> </text:span><text:span text:style-name="p281-3-1">및 그 시행시기에 관하여 미리 한국철도공사 또는 해당 도시철도운영자와 협의하여야 한다.</text:span></text:p>
      <text:p text:style-name="Paragraph-282"><text:span>라. 시</text:span><text:span>․</text:span><text:span>도지사는 운임의 신고를 받은 때에는 그 사항에 관하여 기획재정부장관 과 국토</text:span><text:span>해양부장관에게 각각 통보하여야 한다.</text:span></text:p>
      <text:p text:style-name="Paragraph-283"/>
      <text:p text:style-name="Paragraph-284"><text:span>22. 과징금의 부과</text:span><text:span>․</text:span><text:span>징수에 관한 사항 중 잘못 된 것은?(제19조3)</text:span></text:p>
      <text:p text:style-name="Paragraph-285"><text:span>가. 국토해양부장관은 사업의 규모, 사업지역의 특수성, 위반행위의 정도 및 횟수등을 참</text:span><text:span>작하여 과징금의 2분의 1의 범위안에서 이를 가중 또는 감경할 수 있다. </text:span></text:p>
      <text:p text:style-name="Paragraph-286"><text:span>나. 가중하는 경우에도 과징금의 총액은 2천만원을 초과할 수 없다.</text:span></text:p>
      <text:p text:style-name="Paragraph-287"><text:span>다. 과징금납부통지를 받은 자는 국토해양부장관이 정하는 수납기관에 납부통지일부터 20</text:span><text:span>일이내에 과징금을 납부하여야 한다</text:span></text:p>
      <text:p text:style-name="Paragraph-288"><text:span>라. 과징금은 이를 분할하여 납부할 수 있다.</text:span></text:p>
      <text:p text:style-name="Paragraph-289"/>
      <text:p text:style-name="Paragraph-290"><text:span>23. 도시철도운영 인력수급계획에 포함될 사항으로 잘못된 것은?(제19조5)</text:span></text:p>
      <text:p text:style-name="Paragraph-291"><text:span>가. 도시철도운영인력의 소요현황 및 전망</text:span></text:p>
      <text:p text:style-name="보기"><text:span>나. 도시철도운영인력의 양성방안</text:span></text:p>
      <text:p text:style-name="보기"><text:span>다. 자체교육시설의 확충방안 및 위탁교육실시계획</text:span></text:p>
      <text:p text:style-name="보기"><text:span>라. 기타 도시철도운영인력의 원활한 수급을 위하여 지방자치단체장이 정하는 사항</text:span></text:p>
      <text:p text:style-name="Paragraph-295"/>
      <text:p text:style-name="문항"><text:span>24. 표준규격의 제정 등에 관한 사항이다. 맞지 않는 것은?(제24조)</text:span></text:p>
      <text:p text:style-name="Paragraph-297"><text:span>가. 국토해양부장관은 도시철도차량 및 도시철도시설의 표준규격을 직권으로 개정 또는 </text:span><text:span>폐지할 수 있다</text:span></text:p>
      <text:p text:style-name="Paragraph-298"><text:span>나. 도시철도차량 및 도시철도시설의 표준규격의 제정</text:span><text:span>․</text:span><text:span>개정 또는 폐지에 관하여 이해관</text:span><text:span>계가 있는자는 그 안을 작성하여 국토해양부장관에게 그 제정</text:span><text:span>․</text:span><text:span>개정 또는 폐지를 신</text:span><text:span>청할수 있다.</text:span></text:p>
      <text:p text:style-name="Paragraph-299"><text:span>다. 국토해양부장관은 도시철도차량 및 도시철도시설의 표준규격을 정한 때에는 그 표준</text:span><text:span>규격의 명칭</text:span><text:span>․</text:span><text:span>번호 및 그 연월일등을 관보 또는 주요 일간신문에 고시하여야 한다.</text:span></text:p>
      <text:p text:style-name="Paragraph-300"><text:span>라. 국토해양부장관은 도시철도차량 및 도시철도시설의 표준규격을 고시한 날부터 5년마</text:span><text:span>다 타당성을 확인하여 필요하다고 인정하는 때에는 도시철도차량 및 도시철도시설의 </text:span><text:span>표준규격을 개정 또는 폐지할 수 있다.</text:span></text:p>
      <text:p text:style-name="Paragraph-301"/>
      <text:p text:style-name="Paragraph-302"><text:span>25. </text:span><text:span text:style-name="p302-1-2">대통령령으로 정하는 도시철도시설</text:span><text:span>은 다른 법률에 특별한 규정이 있는 경우를 제외하고</text:span><text:span>는 국토해양부령으로 정하는 안전기준에 맞게 설치하고 유지</text:span><text:span>·</text:span><text:span>관리하여야 한다. 대통령령</text:span><text:span>으로 정하는 도시철도시설이 아닌 것은?(제25조)</text:span></text:p>
      <text:p text:style-name="Paragraph-303"><text:span>가. 선로시설                   나. 편의시설</text:span></text:p>
      <text:p text:style-name="보기"><text:span>다. 전철전력설비               라. 신호 및 열차제어설비</text:span></text:p>
      <text:p text:style-name="Paragraph-305"/>
      <text:p text:style-name="Paragraph-306"><text:span>26. 성능시험에 관한 사항으로 맞지 않는 것은?(제25조2,제25조4,법제22조3)</text:span></text:p>
      <text:p text:style-name="Paragraph-307"><text:span>가. 성능시험의 대상ㆍ기준ㆍ절차 및 성능시험을 실시하는자의 지정등에 관하여 필요한 </text:span><text:span>사항은 국토해양부령으로 정한다.</text:span></text:p>
      <text:p text:style-name="Paragraph-308"><text:span>나. 시험</text:span><text:span>․</text:span><text:span>연구목적으로 제작</text:span><text:span>․</text:span><text:span>조립 또는 수입한 도시철도차량 및 도시철도시설은 성능시</text:span><text:span>험을 실시하지 아니한다.</text:span></text:p>
      <text:p text:style-name="Paragraph-309"><text:span>다. 국내에서 판매 또는 설치하지 아니하고 전량 수출하기 위하여 제작</text:span><text:span>․</text:span><text:span>조립 또는 수입</text:span><text:span>한 도시철도차량 및 도시철도시설은 성능시험을 실시하지 아니한다.</text:span></text:p>
      <text:p text:style-name="Paragraph-310"><text:span>라. 성능시험은 성능시험자의 성능시험시설에 의한 직접시험 또는 제작자등의 성능시험시</text:span><text:span>설에 의한 입회시험의 방법으로 행한다.</text:span></text:p>
      <text:p text:style-name="Paragraph-311"/>
      <text:p text:style-name="Paragraph-312"><text:span>27. 도시철도차량의 사용내구연한에 관하여 정밀진단을 실시하는 자</text:span><text:span text:style-name="p312-1-2">(</text:span><text:span>정밀진단자)로 지정받</text:span><text:span>으려는 자는 서류를 첨부하여 국토해양부장관에게 제출하여야 한다. 그 서류가 아닌 것</text:span><text:span>은?(제25조8)</text:span></text:p>
      <text:p text:style-name="Paragraph-313"><text:span>가. 정밀진단시험설비의 현황 및 보유계획</text:span></text:p>
      <text:p text:style-name="보기"><text:span>나. 정밀진단기술인력의 현황 및 보유계획</text:span></text:p>
      <text:p text:style-name="보기"><text:span>다. 사업계획서</text:span></text:p>
      <text:p text:style-name="보기"><text:span>라. 직제규정</text:span></text:p>
      <text:p text:style-name="Paragraph-317"/>
      <text:p text:style-name="Paragraph-318"><text:span>28. 정밀진단자는 사유가 발생한 날부터 30일이내에 국토해양부장관에게 통지하여야 한다. </text:span><text:span>아닌 것은?(제25조8)</text:span></text:p>
      <text:p text:style-name="Paragraph-319"><text:span>가. 상호 및 성명(법인인 경우에는 대표자의 성명)의 변경</text:span></text:p>
      <text:p text:style-name="보기"><text:span>나. 주소의 변경</text:span></text:p>
      <text:p text:style-name="보기"><text:span>다. 정밀진단시험설비의 개선 및 이전</text:span></text:p>
      <text:p text:style-name="보기"><text:span>라. 정밀진단기술인력의 변경</text:span></text:p>
      <text:p text:style-name="Paragraph-323"/>
      <text:p text:style-name="Paragraph-324"><text:span>29. 도시철도사업에 관하여 국토해양부장관의 시</text:span><text:span>․</text:span><text:span>도지사 권한위임 사항 중 틀린 것은?(제</text:span><text:span>27조)</text:span></text:p>
      <text:p text:style-name="Paragraph-325"><text:span>가. 사업계획의 변경중 총연장노선의 100분의 5이내의 조정에 해당하는 사항에 관한 승인 </text:span><text:span>및 고시</text:span></text:p>
      <text:p text:style-name="Paragraph-326"><text:span>나. 사업계획의 변경중 도시철도용지의 100분의 10이내의 조정과 그 범위안에서의 설비 </text:span><text:span>또는 시설의 위치등의 조정에 해당하는 사항에 관한 승인 및 고시</text:span></text:p>
      <text:p text:style-name="Paragraph-327"><text:span>다. 시</text:span><text:span>․</text:span><text:span>도지사는 위임받은 업무를 처리한 때에는 이를 지체없이 국토해양부장관에게 보</text:span><text:span>고하여야 한다.</text:span></text:p>
      <text:p text:style-name="Paragraph-328"><text:span>라. 국가</text:span><text:span>․</text:span><text:span>지방자치단체나 도시철도공사가 아닌 도시철도운영자의 도시철도사업의 면허</text:span></text:p>
      <text:p text:style-name="Paragraph-329"/>
      <text:p text:style-name="Paragraph-330"><text:span text:style-name="p330-1-1">30. 국토해양부장관은 도시철도차량 및 도시철도시설물의 안전한 운영을 위하여 전담기관을 </text:span><text:span text:style-name="p330-2-1">지정할수 있다. 아닌것은</text:span><text:span>?(제25조의5,제25조의7,제25조의80)</text:span></text:p>
      <text:p text:style-name="Paragraph-331"><text:span>가. </text:span><text:span>성능시험자     나. </text:span><text:span>품질인증기관     다. </text:span><text:span>정밀진단자     라. 기관사양성자</text:span></text:p>
      <text:p text:style-name="제1조"/>
      <text:p text:style-name="제1조"/>
      <text:p text:style-name="제1조"/>
      <text:p text:style-name="제1조"/>
      <text:p text:style-name="Paragraph-336"/>
      <table:table table:style-name="Table-1">
        <table:table-column table:number-columns-repeated="2"/>
        <table:table-row>
          <table:table-cell table:style-name="Table-1-1-1" table:number-columns-spanned="1" table:number-rows-spanned="1">
            <text:p text:style-name="Paragraph-337"><text:span text:style-name="p337-1-1">도시철도법</text:span></text:p>
          </table:table-cell>
          <table:table-cell table:style-name="Table-1-1-2" table:number-columns-spanned="1" table:number-rows-spanned="1">
            <text:p text:style-name="Paragraph-338"><text:span text:style-name="p338-1-1">도시철도법 시행령</text:span></text:p>
          </table:table-cell>
        </table:table-row>
        <table:table-row>
          <table:table-cell table:style-name="Table-1-2-1" table:number-columns-spanned="1" table:number-rows-spanned="1">
            <text:p text:style-name="Paragraph-339"><text:span>1. 라</text:span><text:span>(제2조 2항)</text:span></text:p>
            <text:p text:style-name="Paragraph-340"><text:span>2. 다</text:span><text:span>(제3조 3호)</text:span></text:p>
            <text:p text:style-name="Paragraph-341"><text:span>3. 다</text:span><text:span text:style-name="p341-1-2">(제3조 4호)</text:span></text:p>
            <text:p text:style-name="Paragraph-342"><text:span>4. 가(제3조의2)</text:span></text:p>
            <text:p text:style-name="Paragraph-343"><text:span>4-1. 라(제3조의2 3항)</text:span></text:p>
            <text:p text:style-name="Paragraph-344"><text:span>5. 가</text:span><text:span>(제4조1항)</text:span></text:p>
            <text:p text:style-name="Paragraph-345"><text:span>6. 라</text:span><text:span>(제4조의2)</text:span></text:p>
            <text:p text:style-name="Paragraph-346"><text:span>7. 라</text:span><text:span>(제4조의3)</text:span></text:p>
            <text:p text:style-name="Paragraph-347"><text:span>8. 나</text:span><text:span>(제4조의5)</text:span></text:p>
            <text:p text:style-name="Paragraph-348"><text:span>9. 라</text:span><text:span>(제5조)</text:span></text:p>
            <text:p text:style-name="Paragraph-349"><text:span>10. 라</text:span><text:span text:style-name="p349-1-2">(제5조의2)</text:span></text:p>
            <text:p text:style-name="Paragraph-350"><text:span text:style-name="p350-1-1">10-1. 라(제6조)</text:span></text:p>
            <text:p text:style-name="Paragraph-351"><text:span>11. 다</text:span><text:span>(제7조)</text:span></text:p>
            <text:p text:style-name="Paragraph-352"><text:span>12. 다</text:span><text:span>(제10조)</text:span></text:p>
            <text:p text:style-name="Paragraph-353"><text:span>13. 라</text:span><text:span text:style-name="p353-1-2">(제11조)</text:span></text:p>
            <text:p text:style-name="Paragraph-354"><text:span>14. 라</text:span><text:span>(제11조)</text:span></text:p>
            <text:p text:style-name="Paragraph-355"><text:span>15. 다</text:span><text:span>(제12조)</text:span></text:p>
            <text:p text:style-name="Paragraph-356"><text:span>16. 나</text:span><text:span>(제13조)</text:span></text:p>
            <text:p text:style-name="Paragraph-357"><text:span>17. 라</text:span><text:span>(제14조)</text:span></text:p>
            <text:p text:style-name="Paragraph-358"><text:span>18. 나</text:span><text:span>(제15조2항)</text:span></text:p>
            <text:p text:style-name="Paragraph-359"><text:span>19. 가</text:span><text:span>(제16조)</text:span></text:p>
            <text:p text:style-name="Paragraph-360"><text:span>20. 다</text:span><text:span>(제17조)</text:span></text:p>
            <text:p text:style-name="Paragraph-361"><text:span>21. 라(제19조)</text:span></text:p>
            <text:p text:style-name="Paragraph-362"><text:span>22. 라(제19조의2)</text:span></text:p>
            <text:p text:style-name="Paragraph-363"><text:span>23. 다(제19조의2)</text:span></text:p>
            <text:p text:style-name="Paragraph-364"><text:span>24. 다(제21조)</text:span></text:p>
            <text:p text:style-name="Paragraph-365"><text:span>25. 나(제22조의2)</text:span></text:p>
            <text:p text:style-name="Paragraph-366"><text:span>26. 라(제22조의3)</text:span></text:p>
            <text:p text:style-name="Paragraph-367"><text:span>27. 나(제22조의5)</text:span></text:p>
            <text:p text:style-name="Paragraph-368"><text:span>27-1. 나</text:span></text:p>
            <text:p text:style-name="Paragraph-369"><text:span>28. 라(제23조)</text:span></text:p>
            <text:p text:style-name="Paragraph-370"><text:span>29. 다(제23조)</text:span></text:p>
            <text:p text:style-name="Paragraph-371"><text:span>30. 다(제26조2 </text:span><text:span>～ 5)</text:span></text:p>
            <text:p text:style-name="Paragraph-372"><text:span>31. 라(제26조3)</text:span></text:p>
          </table:table-cell>
          <table:table-cell table:style-name="Table-1-2-2" table:number-columns-spanned="1" table:number-rows-spanned="1">
            <text:p text:style-name="Paragraph-373"><text:span>1. 다(제1조의3)</text:span></text:p>
            <text:p text:style-name="Paragraph-374"><text:span>2. 다</text:span><text:span>(제2조)</text:span></text:p>
            <text:p text:style-name="Paragraph-375"><text:span>4. 라</text:span><text:span>(제4조의2)</text:span></text:p>
            <text:p text:style-name="Paragraph-376"><text:span>5. 라</text:span><text:span>(제4조의3)</text:span></text:p>
            <text:p text:style-name="Paragraph-377"><text:span>16. 나(제4조의4)</text:span></text:p>
            <text:p text:style-name="Paragraph-378"><text:span>6. 다</text:span><text:span>(제5조)</text:span></text:p>
            <text:p text:style-name="Paragraph-379"><text:span>7. 가</text:span><text:span>(제5조의2)</text:span></text:p>
            <text:p text:style-name="Paragraph-380"><text:span>8. 라</text:span><text:span>(제6조)</text:span></text:p>
            <text:p text:style-name="Paragraph-381"><text:span>9. 다</text:span><text:span>(제9조)</text:span></text:p>
            <text:p text:style-name="Paragraph-382"><text:span>10. 나</text:span><text:span>(제9조)</text:span></text:p>
            <text:p text:style-name="Paragraph-383"><text:span>11. 가</text:span><text:span>(제10조)</text:span></text:p>
            <text:p text:style-name="Paragraph-384"><text:span>17. 다(제12조)</text:span></text:p>
            <text:p text:style-name="Paragraph-385"><text:span>13. 다</text:span><text:span>(제13조)</text:span></text:p>
            <text:p text:style-name="Paragraph-386"><text:span>14. 나</text:span><text:span text:style-name="p386-1-2">(제14조)</text:span></text:p>
            <text:p text:style-name="Paragraph-387"><text:span>18. 라(제14조의2)</text:span></text:p>
            <text:p text:style-name="Paragraph-388"><text:span>19. 가(제15</text:span><text:span>~6</text:span><text:span>조)</text:span></text:p>
            <text:p text:style-name="Paragraph-389"><text:span>15. 라</text:span><text:span>(제17조)</text:span><text:span> </text:span></text:p>
            <text:p text:style-name="Paragraph-390"><text:span>20. 라(제18조)</text:span></text:p>
            <text:p text:style-name="Paragraph-391"><text:span>21. 나(제19조의2)</text:span></text:p>
            <text:p text:style-name="Paragraph-392"><text:span>22. 라(제19조의3)</text:span></text:p>
            <text:p text:style-name="Paragraph-393"><text:span>23. 라(제19조의5)</text:span></text:p>
            <text:p text:style-name="Paragraph-394"><text:span>24. 가(제24조)</text:span></text:p>
            <text:p text:style-name="Paragraph-395"><text:span>25. 나(제25조)</text:span></text:p>
            <text:p text:style-name="Paragraph-396"><text:span>26. 가</text:span><text:span>(제25조의2)</text:span></text:p>
            <text:p text:style-name="Paragraph-397"><text:span>27. 라</text:span><text:span>(제25조의8)</text:span></text:p>
            <text:p text:style-name="Paragraph-398"><text:span>28. 라</text:span><text:span>(제25조의8)</text:span></text:p>
            <text:p text:style-name="Paragraph-399"><text:span>29. 가</text:span><text:span>(제27조)</text:span></text:p>
            <text:p text:style-name="Paragraph-400"><text:span>30. 라</text:span></text:p>
            <text:p text:style-name="Paragraph-401"/>
            <text:p text:style-name="Paragraph-402"/>
            <text:p text:style-name="Paragraph-403"/>
            <text:p text:style-name="Paragraph-404"/>
            <text:p text:style-name="Paragraph-405"/>
            <text:p text:style-name="Paragraph-406"/>
          </table:table-cell>
        </table:table-row>
      </table:table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신명조" svg:font-family="'HY신명조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Asia태고딕" svg:font-family="'Asia태고딕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HCI Tulip" svg:font-family="'HCI Tulip'" style:font-family-generic="roman" style:font-pitch="variable"/>
    <style:font-face style:name="휴먼명조" svg:font-family="'휴먼명조'" style:font-family-generic="roman" style:font-pitch="variable"/>
    <style:font-face style:name="Asia태고딕" svg:font-family="'Asia태고딕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태고딕" svg:font-family="'Asia태고딕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태고딕" svg:font-family="'Asia태고딕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태고딕" svg:font-family="'Asia태고딕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태고딕" svg:font-family="'Asia태고딕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HY신명조" svg:font-family="'HY신명조'" style:font-family-generic="roman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  <style:font-face style:name="Asia태고딕" svg:font-family="'Asia태고딕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문항" style:next-style-name="문항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보기" style:next-style-name="보기" style:family="paragraph" style:class="text">
      <style:paragraph-properties fo:text-align="justify" fo:text-indent="0pt" fo:margin-left="12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제1조" style:next-style-name="제1조" style:family="paragraph" style:class="text">
      <style:paragraph-properties fo:text-align="justify" fo:text-indent="-17.6pt" fo:margin-left="17.6pt" fo:margin-right="0pt" fo:margin-top="0pt" fo:margin-bottom="0pt" fo:line-height="165%"/>
      <style:text-properties style:font-name="Asia태고딕" style:font-name-asian="휴먼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2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